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DejaVu Sans" style:font-name-asian="DejaVu Sans" style:font-name-complex="DejaVu 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1622299" text:style-name="L1">
        <text:list-item>
          <text:p text:style-name="P1">1. Dichte fehlt in der Auflistung in der Sidebar (im FlowEditor)</text:p>
        </text:list-item>
        <text:list-item>
          <text:p text:style-name="P1">Flow: Copy &amp; Paste ist nicht möglich, da ein Fehler auftritt</text:p>
        </text:list-item>
        <text:list-item>
          <text:p text:style-name="P1">Dichte: Darstellung mit Pfeilen, Farblegende und Log Skalierung</text:p>
        </text:list-item>
        <text:list-item>
          <text:p text:style-name="P1">Nur jeder n-ter Zeitschritt speichern</text:p>
        </text:list-item>
        <text:list-item>
          <text:p text:style-name="P1">Für X/Y müssen Ableitungen eingegben werden können dx/dt</text:p>
        </text:list-item>
        <text:list-item>
          <text:p text:style-name="P1">Reihenfolge in der Doku</text:p>
          <text:list>
            <text:list-item>
              <text:p text:style-name="P1">Übersicht <text:span text:style-name="T1">⇨</text:span> Methodik (Grafische Methodik)</text:p>
            </text:list-item>
          </text:list>
        </text:list-item>
        <text:list-item>
          <text:p text:style-name="P1">Symulink als Beispiel</text:p>
        </text:list-item>
        <text:list-item>
          <text:p text:style-name="P1">Dichte <text:span text:style-name="T1">⇨ Stoff / Fläche Intensive / extensive grössen</text:span></text:p>
        </text:list-item>
        <text:list-item>
          <text:p text:style-name="P1"><text:span text:style-name="T1">Bis Montag neuer Build des Editor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C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utti</meta:initial-creator>
    <meta:creation-date>2012-05-06T11:14:00</meta:creation-date>
    <dc:date>2012-05-06T11:19:31</dc:date>
    <dc:creator>Andreas Butti</dc:creator>
    <meta:editing-duration>PT4M7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0" meta:word-count="80" meta:character-count="462" meta:non-whitespace-character-count="402"/>
  </office:meta>
</office:document-meta>
</file>